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98000000936C1C55FE2B63C0D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svg:stroke-color="#000000" draw:fill="none" draw:textarea-vertical-align="top" draw:auto-grow-height="false" draw:fit-to-size="false" fo:min-height="2.034cm" fo:min-width="20.5cm" fo:padding-top="0.125cm" fo:padding-bottom="0.125cm" fo:padding-left="0.25cm" fo:padding-right="0.25cm" fo:wrap-option="wrap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4.82cm" fo:min-width="15.516cm" fo:padding-top="0.125cm" fo:padding-bottom="0.125cm" fo:padding-left="0.25cm" fo:padding-right="0.25cm" fo:wrap-option="wrap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svg:stroke-color="#000000" draw:fill="none" draw:textarea-vertical-align="top" draw:auto-grow-height="false" draw:fit-to-size="false" fo:min-height="2.034cm" fo:min-width="20.5cm" fo:padding-top="0.125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gr11" style:family="graphic" style:parent-style-name="standard" style:list-style-name="L1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svg:stroke-color="#000000" draw:fill="none" draw:textarea-vertical-align="top" draw:auto-grow-height="false" draw:fit-to-size="false" fo:min-height="2.034cm" fo:min-width="20.5cm" fo:padding-top="0.125cm" fo:padding-bottom="0.125cm" fo:padding-left="0.25cm" fo:padding-right="0.25cm" fo:wrap-option="wrap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_31__5f_Diapositive_20_de_20_titre-notes" style:list-style-name="L6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_31__5f_Diapositive_20_de_20_titre-backgroundobjects" style:list-style-name="L7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_31__5f_Diapositive_20_de_20_titre-notes" style:list-style-name="L6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_31__5f_Diapositive_20_de_20_titre-backgroundobjects" style:list-style-name="L7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_31__5f_Diapositive_20_de_20_titre-notes" style:list-style-name="L6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_31__5f_Diapositive_20_de_20_titre-backgroundobjects" style:list-style-name="L7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8pt" style:font-size-asian="60pt" style:font-size-complex="60pt" style:font-weight-complex="normal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8pt" style:font-size-asian="60pt" style:font-size-complex="60pt" style:font-weight-complex="normal" fo:hyphenate="false"/>
    </style:style>
    <style:style style:name="P5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0.8999996185303pt" fo:hyphenate="false"/>
    </style:style>
    <style:style style:name="P6" style:family="paragraph">
      <loext:graphic-properties draw:fill="none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0.8999996185303pt" fo:hyphenate="false"/>
    </style:style>
    <style:style style:name="P7" style:family="paragraph">
      <style:paragraph-properties fo:text-align="center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9" style:family="paragraph">
      <style:paragraph-properties fo:margin-top="0cm" fo:margin-bottom="0cm" fo:text-align="start"/>
      <style:text-properties fo:font-size="21.1000003814697pt"/>
    </style:style>
    <style:style style:name="P10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21.1000003814697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0pt" fo:background-color="transparent" style:font-size-asian="60pt" style:font-size-complex="60pt" style:font-weight-complex="normal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0pt" fo:background-color="transparent" style:font-size-asian="60pt" style:font-size-complex="60pt" style:font-weight-complex="normal" fo:hyphenate="false"/>
    </style:style>
    <style:style style:name="P15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2pt" style:font-size-asian="24pt" style:font-size-complex="24pt" fo:hyphenate="false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22pt" style:font-size-asian="24pt" style:font-size-complex="24pt"/>
    </style:style>
    <style:style style:name="P17" style:family="paragraph">
      <style:paragraph-properties fo:text-align="start" style:punctuation-wrap="hanging" style:writing-mode="lr-tb"/>
      <style:text-properties fo:font-size="20pt" style:font-size-asian="28pt" style:font-size-complex="28pt" fo:hyphenate="false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20pt" style:font-size-asian="28pt" style:font-size-complex="2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font-variant="normal" fo:text-transform="none" fo:color="#007e63" style:text-line-through-style="none" style:text-line-through-type="none" style:text-position="0% 100%" style:font-name="Calibri Light" fo:font-size="48pt" fo:letter-spacing="normal" fo:font-style="italic" style:text-underline-style="none" fo:font-weight="bold" style:font-size-asian="60pt" style:font-style-asian="italic" style:font-weight-asian="bold" style:font-size-complex="60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0" style:family="text">
      <style:text-properties fo:font-variant="normal" fo:text-transform="none" fo:color="#007e63" style:text-line-through-style="none" style:text-line-through-type="none" style:text-position="0% 100%" style:font-name="Calibri Light" fo:font-size="40pt" fo:letter-spacing="normal" fo:font-style="italic" style:text-underline-style="none" fo:font-weight="bold" fo:background-color="transparent" style:font-size-asian="60pt" style:font-style-asian="italic" style:font-weight-asian="bold" style:font-size-complex="60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7e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Diapositive_20_de_20_titre">
        <office:forms form:automatic-focus="false" form:apply-design-mode="false"/>
        <draw:custom-shape draw:name="ZoneTexte 4" draw:style-name="gr1" draw:text-style-name="P2" draw:layer="layout" svg:width="18.401cm" svg:height="1.604cm" svg:x="1.314cm" svg:y="18.87cm">
          <text:p text:style-name="P1"><text:span text:style-name="T1">FACULTÉ DES SCIENCES</text:span></text:p>
          <text:p text:style-name="P1"><text:span text:style-name="T2">SCIENCES INFORMATIQ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re 1" draw:style-name="gr2" draw:text-style-name="P4" draw:layer="layout" svg:width="20.999cm" svg:height="2.283cm" svg:x="3.599cm" svg:y="1.917cm">
          <text:p text:style-name="P3"><text:span text:style-name="T3">Projet Informat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ous-titre 2" draw:style-name="gr3" draw:text-style-name="P6" draw:layer="layout" svg:width="16.015cm" svg:height="5.069cm" svg:x="5.4cm" svg:y="6.479cm">
          <text:p text:style-name="P5"><text:span text:style-name="T4">Projet: </text:span><text:span text:style-name="T5">?</text:span></text:p>
          <text:p text:style-name="P5"><text:span text:style-name="T4">Groupe </text:span><text:span text:style-name="T5">: Les </text:span><text:span text:style-name="T5">Canards </text:span><text:span text:style-name="T5">Laqu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4" draw:text-style-name="P8" draw:layer="layout" svg:width="17.101cm" svg:height="6.345cm" svg:x="5.099cm" svg:y="10.9cm">
          <text:p text:style-name="P7"><text:span text:style-name="T6">Adrien Chabert</text:span></text:p>
          <text:p text:style-name="P7"><text:span text:style-name="T6">Tommaso Peletta</text:span></text:p>
          <text:p text:style-name="P7"><text:span text:style-name="T6">Jonathan Lo</text:span></text:p>
          <text:p text:style-name="P7"><text:span text:style-name="T6">Patrick Sardinha</text:span></text:p>
          <text:p text:style-name="P7"><text:span text:style-name="T6">Guillaume Comte</text:span></text:p>
          <text:p text:style-name="P7"><text:span text:style-name="T6">Loan Héra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" draw:style-name="gr5" draw:text-style-name="P2" draw:layer="layout" svg:width="0.633cm" svg:height="1.013cm" svg:x="26.709cm" svg:y="17.033cm">
          <text:p text:style-name="P1"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6" draw:layer="layout" svg:width="16.799cm" svg:height="10.023cm" svg:x="2.1cm" svg:y="3.712cm" draw:page-number="1" presentation:class="page"/>
          <draw:frame draw:name="Espace réservé des notes 2" presentation:style-name="pr1" draw:text-style-name="P10" draw:layer="layout" svg:width="16.799cm" svg:height="11.693cm" svg:x="2.1cm" svg:y="14.293cm" presentation:class="notes" presentation:user-transformed="true">
            <draw:text-box>
              <text:p text:style-name="P9"><text:span text:style-name="T8">Bonjour, présentation du projet</text:span></text:p>
            </draw:text-box>
          </draw:frame>
          <draw:frame draw:name="Espace réservé du numéro de diapositive 3" presentation:style-name="pr2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9"><text:page-number>&lt;numéro&gt;</text:page-number></text:span></text:p>
            </draw:text-box>
          </draw:frame>
        </presentation:notes>
      </draw:page>
      <draw:page draw:name="page2" draw:style-name="dp1" draw:master-page-name="_31__5f_Diapositive_20_de_20_titre">
        <draw:custom-shape draw:name="ZoneTexte 4" draw:style-name="gr7" draw:text-style-name="P2" draw:layer="layout" svg:width="18.401cm" svg:height="1.604cm" svg:x="1.314cm" svg:y="18.87cm">
          <text:p text:style-name="P1"><text:span text:style-name="T1">FACULTÉ DES SCIENCES</text:span></text:p>
          <text:p text:style-name="P1"><text:span text:style-name="T2">SCIENCES INFORMATIQ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re 1" draw:style-name="gr8" draw:text-style-name="P14" draw:layer="layout" svg:width="20.999cm" svg:height="2.283cm" svg:x="3.499cm" svg:y="2.317cm">
          <text:p text:style-name="P13"><text:span text:style-name="T10">Idée : Vente d’objets de seconde main entre membres de l’UNI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" draw:style-name="gr9" draw:text-style-name="P2" draw:layer="layout" svg:width="0.633cm" svg:height="1.013cm" svg:x="26.709cm" svg:y="17.033cm">
          <text:p text:style-name="P1"><text:span text:style-name="T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ous-titre 2" draw:style-name="gr10" draw:text-style-name="P16" draw:layer="layout" svg:width="25.399cm" svg:height="3.606cm" svg:x="1.401cm" svg:y="10.5cm">
          <draw:text-box>
            <text:p text:style-name="P15"><text:span text:style-name="T11">Description</text:span><text:span text:style-name="T12"> : Création d’un site web permettant aux différents membres de l’UNIGE de se mettre en relation afin de procéder à des échanges de biens de seconde main.</text:span></text:p>
          </draw:text-box>
        </draw:frame>
        <presentation:notes draw:style-name="dp2">
          <draw:page-thumbnail draw:name="Espace réservé de l'image des diapositives 1" draw:style-name="gr6" draw:layer="layout" svg:width="16.799cm" svg:height="10.023cm" svg:x="2.1cm" svg:y="3.712cm" draw:page-number="2" presentation:class="page"/>
          <draw:frame draw:name="Espace réservé des notes 2" presentation:style-name="pr3" draw:text-style-name="P10" draw:layer="layout" svg:width="16.799cm" svg:height="11.693cm" svg:x="2.1cm" svg:y="14.293cm" presentation:class="notes" presentation:user-transformed="true">
            <draw:text-box>
              <text:p text:style-name="P9"><text:span text:style-name="T8">Bonjour, présentation du projet</text:span></text:p>
            </draw:text-box>
          </draw:frame>
          <draw:frame draw:name="Espace réservé du numéro de diapositive 3" presentation:style-name="pr4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9"><text:page-number>&lt;numéro&gt;</text:page-number></text:span></text:p>
            </draw:text-box>
          </draw:frame>
        </presentation:notes>
      </draw:page>
      <draw:page draw:name="page3" draw:style-name="dp1" draw:master-page-name="_31__5f_Diapositive_20_de_20_titre">
        <draw:custom-shape draw:name="ZoneTexte 4" draw:style-name="gr11" draw:text-style-name="P2" draw:layer="layout" svg:width="18.401cm" svg:height="1.604cm" svg:x="1.314cm" svg:y="18.87cm">
          <text:p text:style-name="P1"><text:span text:style-name="T1">FACULTÉ DES SCIENCES</text:span></text:p>
          <text:p text:style-name="P1"><text:span text:style-name="T2">SCIENCES INFORMATIQ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re 1" draw:style-name="gr12" draw:text-style-name="P14" draw:layer="layout" svg:width="20.999cm" svg:height="2.283cm" svg:x="3.499cm" svg:y="1.417cm">
          <text:p text:style-name="P13"><text:span text:style-name="T10">Présentation des Élé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" draw:style-name="gr13" draw:text-style-name="P2" draw:layer="layout" svg:width="0.633cm" svg:height="1.013cm" svg:x="26.709cm" svg:y="17.033cm">
          <text:p text:style-name="P1"><text:span text:style-name="T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ous-titre 2" draw:style-name="gr10" draw:text-style-name="P18" draw:layer="layout" svg:width="25.399cm" svg:height="3.606cm" svg:x="1.6cm" svg:y="5.9cm">
          <draw:text-box>
            <text:list text:style-name="L4">
              <text:list-item>
                <text:p text:style-name="P17"><text:span text:style-name="T13">Une base de données qui recensement les différents objets mis en vente, les utilisateurs, etc.</text:span></text:p>
                <text:p text:style-name="P17"><text:span text:style-name="T13"/></text:p>
              </text:list-item>
              <text:list-item>
                <text:p text:style-name="P17"><text:span text:style-name="T13">Une interface web user friendly pour ajouter et consulter des produits</text:span></text:p>
                <text:p text:style-name="P17"><text:span text:style-name="T13"/></text:p>
              </text:list-item>
              <text:list-item>
                <text:p text:style-name="P17"><text:span text:style-name="T13">Des algorithmes de recherche en fonction des requêtes clients</text:span></text:p>
                <text:p text:style-name="P17"><text:span text:style-name="T13"/></text:p>
              </text:list-item>
              <text:list-item>
                <text:p text:style-name="P17"><text:span text:style-name="T13">Un système de profils avec évaluation des vendeurs après chaque transaction</text:span></text:p>
                <text:p text:style-name="P17"><text:span text:style-name="T13"/></text:p>
              </text:list-item>
              <text:list-item>
                <text:p text:style-name="P17"><text:span text:style-name="T13">???</text:span></text:p>
                <text:p text:style-name="P17"><text:span text:style-name="T13"/></text:p>
              </text:list-item>
              <text:list-item>
                <text:p text:style-name="P17"><text:span text:style-name="T13">Profit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6" draw:layer="layout" svg:width="16.799cm" svg:height="10.023cm" svg:x="2.1cm" svg:y="3.712cm" draw:page-number="3" presentation:class="page"/>
          <draw:frame draw:name="Espace réservé des notes 2" presentation:style-name="pr5" draw:text-style-name="P10" draw:layer="layout" svg:width="16.799cm" svg:height="11.693cm" svg:x="2.1cm" svg:y="14.293cm" presentation:class="notes" presentation:user-transformed="true">
            <draw:text-box>
              <text:p text:style-name="P9"><text:span text:style-name="T8">Bonjour, présentation du projet</text:span></text:p>
            </draw:text-box>
          </draw:frame>
          <draw:frame draw:name="Espace réservé du numéro de diapositive 3" presentation:style-name="pr6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9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_5f_Diapositive_20_de_20_titre-background" style:display-name="1_Diapositive de titre-background" style:family="presentation">
      <style:graphic-properties draw:stroke="none" draw:fill="solid" draw:fill-color="#ffffff"/>
      <style:text-properties style:letter-kerning="true"/>
    </style:style>
    <style:style style:name="_31__5f_Diapositive_20_de_20_titre-backgroundobjects" style:display-name="1_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Diapositive_20_de_20_titre-notes" style:display-name="1_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_31__5f_Diapositive_20_de_20_titre-outline1" style:display-name="1_Diapositive de titre-outline1" style:family="presentation">
      <style:graphic-properties draw:stroke="none" draw:fill="none" draw:auto-grow-height="false" draw:fit-to-size="shrink-to-fit">
        <text:list-style style:name="_31__5f_Diapositive_20_de_20_titre-outline1" style:display-name="1_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0.8999996185303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Diapositive_20_de_20_titre-outline2" style:display-name="1_Diapositive de titre-outline2" style:family="presentation" style:parent-style-name="_31__5f_Diapositive_20_de_20_titre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Diapositive_20_de_20_titre-outline3" style:display-name="1_Diapositive de titre-outline3" style:family="presentation" style:parent-style-name="_31__5f_Diapositive_20_de_20_titre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Diapositive_20_de_20_titre-outline4" style:display-name="1_Diapositive de titre-outline4" style:family="presentation" style:parent-style-name="_31__5f_Diapositive_20_de_20_titre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Diapositive_20_de_20_titre-outline5" style:display-name="1_Diapositive de titre-outline5" style:family="presentation" style:parent-style-name="_31__5f_Diapositive_20_de_20_titr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Diapositive_20_de_20_titre-outline6" style:display-name="1_Diapositive de titre-outline6" style:family="presentation" style:parent-style-name="_31__5f_Diapositive_20_de_20_titr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Diapositive_20_de_20_titre-outline7" style:display-name="1_Diapositive de titre-outline7" style:family="presentation" style:parent-style-name="_31__5f_Diapositive_20_de_20_titr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Diapositive_20_de_20_titre-outline8" style:display-name="1_Diapositive de titre-outline8" style:family="presentation" style:parent-style-name="_31__5f_Diapositive_20_de_20_titr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Diapositive_20_de_20_titre-outline9" style:display-name="1_Diapositive de titre-outline9" style:family="presentation" style:parent-style-name="_31__5f_Diapositive_20_de_20_titr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Diapositive_20_de_20_titre-subtitle" style:display-name="1_Diapositive de titre-subtitle" style:family="presentation">
      <style:graphic-properties draw:stroke="none" draw:fill="none" draw:textarea-vertical-align="middle">
        <text:list-style style:name="_31__5f_Diapositive_20_de_20_titre-subtitle" style:display-name="1_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iapositive_20_de_20_titre-title" style:display-name="1_Diapositive de titre-title" style:family="presentation">
      <style:graphic-properties draw:stroke="none" draw:fill="none" draw:textarea-vertical-align="middle">
        <text:list-style style:name="_31__5f_Diapositive_20_de_20_titre-title" style:display-name="1_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1__5f_Diapositive_20_de_20_titre-backgroundobjects">
      <style:graphic-properties draw:stroke="none" draw:fill="none" draw:fill-color="#ffffff" draw:auto-grow-height="false" fo:min-height="1.485cm"/>
    </style:style>
    <style:style style:name="Mpr5" style:family="presentation" style:parent-style-name="_31__5f_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_31__5f_Diapositive_20_de_20_titre" style:display-name="1_Diapositive de titre" style:page-layout-name="PM1" draw:style-name="Mdp2">
      <draw:frame draw:name="Picture 1" draw:style-name="Mgr3" draw:text-style-name="MP7" draw:layer="backgroundobjects" svg:width="27.999cm" svg:height="2.5cm" svg:x="0cm" svg:y="18.498cm">
        <draw:image xlink:href="Pictures/1000000000000898000000936C1C55FE2B63C0DC.jpg" xlink:type="simple" xlink:show="embed" xlink:actuate="onLoad">
          <text:p/>
        </draw:image>
      </draw:frame>
      <draw:frame presentation:style-name="_31__5f_Diapositive_20_de_20_titre-title" draw:layer="backgroundobjects" svg:width="25.199cm" svg:height="3.506cm" svg:x="1.399cm" svg:y="0.837cm" presentation:class="title" presentation:placeholder="true">
        <draw:text-box/>
      </draw:frame>
      <draw:frame presentation:style-name="_31__5f_Diapositive_20_de_20_titr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_31__5f_Diapositive_20_de_20_titre-title" draw:layer="backgroundobjects" svg:width="16.368cm" svg:height="13.021cm" svg:x="3.389cm" svg:y="2.639cm" presentation:class="page"/>
        <draw:frame presentation:style-name="_31__5f_Diapositive_20_de_20_titre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10.046cm" svg:height="1.735cm" svg:x="13.102cm" svg:y="32.991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8T13:51:21.090420259</meta:creation-date>
    <dc:date>2019-02-28T14:22:03.646991501</dc:date>
    <meta:editing-duration>PT10M4S</meta:editing-duration>
    <meta:editing-cycles>9</meta:editing-cycles>
    <meta:generator>LibreOffice/5.1.6.2$Linux_X86_64 LibreOffice_project/10m0$Build-2</meta:generator>
    <meta:document-statistic meta:object-count="52"/>
  </office:meta>
</office:document-meta>
</file>